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8.126cm" fo:break-before="auto" style:use-optimal-row-height="true"/>
    </style:style>
    <style:style style:name="ro3" style:family="table-row">
      <style:table-row-properties style:row-height="14.1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/>
    </style:style>
  </office:automatic-styles>
  <office:body>
    <office:spreadsheet>
      <table:table table:name="Respostas" table:style-name="ta1">
        <table:table-column table:style-name="co1" table:default-cell-style-name="ce1"/>
        <table:table-column table:style-name="co2" table:number-columns-repeated="14" table:default-cell-style-name="ce1"/>
        <table:table-row table:style-name="ro1">
          <table:table-cell office:value-type="string" calcext:value-type="string">
            <text:p>Nome completo</text:p>
          </table:table-cell>
          <table:table-cell office:value-type="string" calcext:value-type="string">
            <text:p>Grupos</text:p>
          </table:table-cell>
          <table:table-cell office:value-type="string" calcext:value-type="string">
            <text:p>Endereço de em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(genero) Por favor, informe seu gênero:</text:p>
          </table:table-cell>
          <table:table-cell office:value-type="string" calcext:value-type="string">
            <text:p>(regular) Você é aluno(a):</text:p>
          </table:table-cell>
          <table:table-cell office:value-type="string" calcext:value-type="string">
            <text:p>(formacao) Qual sua formação básica?</text:p>
          </table:table-cell>
          <table:table-cell office:value-type="string" calcext:value-type="string">
            <text:p>(curso) Informe o nome do seu curso</text:p>
          </table:table-cell>
          <table:table-cell office:value-type="string" calcext:value-type="string">
            <text:p>(idade) Qual a sua faixa etária:</text:p>
          </table:table-cell>
          <table:table-cell office:value-type="string" calcext:value-type="string">
            <text:p>(laptop) Você possui computador portátil (laptop/notebook) ou desktop (de mesa) ?</text:p>
          </table:table-cell>
          <table:table-cell office:value-type="string" calcext:value-type="string">
            <text:p>(OS) Caso tenha laptop/desktop, qual o sistema operacional utilizado no mesmo?</text:p>
          </table:table-cell>
          <table:table-cell office:value-type="string" calcext:value-type="string">
            <text:p>(Marca) Qual o fabricante do seu laptop/desktop?</text:p>
          </table:table-cell>
          <table:table-cell office:value-type="string" calcext:value-type="string">
            <text:p>(linguagem) Você conhece ou trabalha com alguma linguagem ou ambiente de desenvolvimento de análise de dados?</text:p>
          </table:table-cell>
          <table:table-cell office:value-type="string" calcext:value-type="string">
            <text:p>(quallingua) Se trabalha/conhece linguagem para data science, escreva qual:</text:p>
          </table:table-cell>
          <table:table-cell office:value-type="string" calcext:value-type="string">
            <text:p>Qual sua expectativa para esta disciplina? </text:p>
          </table:table-cell>
        </table:table-row>
        <table:table-row table:style-name="ro1">
          <table:table-cell office:value-type="string" calcext:value-type="string">
            <text:p>Marcelo Bagarini</text:p>
          </table:table-cell>
          <table:table-cell/>
          <table:table-cell office:value-type="string" calcext:value-type="string">
            <text:p>marcelo.bagarini@unesp.br</text:p>
          </table:table-cell>
          <table:table-cell office:value-type="string" calcext:value-type="string">
            <text:p>Monday, 15 Aug 2022, 15:2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Licenciatura Letras Inglês-Português</text:p>
          </table:table-cell>
          <table:table-cell office:value-type="string" calcext:value-type="string">
            <text:p>Entre 35 e 39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3.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Aprender de maneira prática como posso utilizar dados em minhas pesquisas.</text:p>
          </table:table-cell>
        </table:table-row>
        <table:table-row table:style-name="ro1">
          <table:table-cell office:value-type="string" calcext:value-type="string">
            <text:p>Marcelo Bressanin</text:p>
          </table:table-cell>
          <table:table-cell/>
          <table:table-cell office:value-type="string" calcext:value-type="string">
            <text:p>mbressanin@gmail.com</text:p>
          </table:table-cell>
          <table:table-cell office:value-type="string" calcext:value-type="string">
            <text:p>Monday, 15 Aug 2022, 12:36</text:p>
          </table:table-cell>
          <table:table-cell office:value-type="string" calcext:value-type="string">
            <text:p>Outro/Não declarado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Mestre</text:p>
          </table:table-cell>
          <table:table-cell office:value-type="string" calcext:value-type="string">
            <text:p>PPGMIT</text:p>
          </table:table-cell>
          <table:table-cell office:value-type="string" calcext:value-type="string">
            <text:p>Entre 50 e 5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3.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Entender as possibilidades de uso da ciência de dados em processos de criação artística.</text:p>
          </table:table-cell>
        </table:table-row>
        <table:table-row table:style-name="ro1">
          <table:table-cell office:value-type="string" calcext:value-type="string">
            <text:p>Cainã Brinatti Guari</text:p>
          </table:table-cell>
          <table:table-cell/>
          <table:table-cell office:value-type="string" calcext:value-type="string">
            <text:p>caina.brinatti@unesp.br</text:p>
          </table:table-cell>
          <table:table-cell office:value-type="string" calcext:value-type="string">
            <text:p>Saturday, 13 Aug 2022, 19:1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sign Gráfico</text:p>
          </table:table-cell>
          <table:table-cell office:value-type="string" calcext:value-type="string">
            <text:p>Programa de Pós Graduação em Mídia e Tecnologia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Estou empolgado para que a disciplina fosse me auxiliar tanto com a minha carreira profissional no ramo de UX Design quanto no levantamento e tabulação/organização de dados da minha pesquisa de mestrado.</text:p>
          </table:table-cell>
        </table:table-row>
        <table:table-row table:style-name="ro1">
          <table:table-cell office:value-type="string" calcext:value-type="string">
            <text:p>Gustavo de Oliveira</text:p>
          </table:table-cell>
          <table:table-cell/>
          <table:table-cell office:value-type="string" calcext:value-type="string">
            <text:p>gustavor_oliveira@hotmail.com</text:p>
          </table:table-cell>
          <table:table-cell office:value-type="string" calcext:value-type="string">
            <text:p>Friday, 19 Aug 2022, 20:2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uperior Completo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Entre 40 e 4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LG e STI Toshiba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espero aprender bastante coisas nesse curso, principalmente sobre matérias Segurança de Dados, Segurança de Dados Estratégicos ligados a Segurança Nacional</text:p>
          </table:table-cell>
        </table:table-row>
        <table:table-row table:style-name="ro1">
          <table:table-cell office:value-type="string" calcext:value-type="string">
            <text:p>Gabrielly Del Carlo Richene</text:p>
          </table:table-cell>
          <table:table-cell/>
          <table:table-cell office:value-type="string" calcext:value-type="string">
            <text:p>del.carlo@unesp.br</text:p>
          </table:table-cell>
          <table:table-cell office:value-type="string" calcext:value-type="string">
            <text:p>Friday, 12 Aug 2022, 17:3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 Gráfico na UNESP</text:p>
          </table:table-cell>
          <table:table-cell office:value-type="string" calcext:value-type="string">
            <text:p>Entre 30 e 3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Aprender um pouco mais sobre tecnologia e aproveitar o conteúdo para a minha tese, que é sobre games e design afetivo.</text:p>
          </table:table-cell>
        </table:table-row>
        <table:table-row table:style-name="ro1">
          <table:table-cell office:value-type="string" calcext:value-type="string">
            <text:p>Patrícia Esteves Trindade</text:p>
          </table:table-cell>
          <table:table-cell/>
          <table:table-cell office:value-type="string" calcext:value-type="string">
            <text:p>pe.trindade@unesp.br</text:p>
          </table:table-cell>
          <table:table-cell office:value-type="string" calcext:value-type="string">
            <text:p>Monday, 15 Aug 2022, 14:2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ecnóloga em Processamento de Dados</text:p>
          </table:table-cell>
          <table:table-cell office:value-type="string" calcext:value-type="string">
            <text:p>Tecnologia em Processamento de Dados</text:p>
          </table:table-cell>
          <table:table-cell office:value-type="string" calcext:value-type="string">
            <text:p>Entre 40 e 4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Conhecer mais sobre Ciência de Dados, quais linguagens mais apropriadas para ser utilizada e como utilizá-la em minha pesquisa.</text:p>
          </table:table-cell>
        </table:table-row>
        <table:table-row table:style-name="ro1">
          <table:table-cell office:value-type="string" calcext:value-type="string">
            <text:p>Nilton Cesar Ferst</text:p>
          </table:table-cell>
          <table:table-cell/>
          <table:table-cell office:value-type="string" calcext:value-type="string">
            <text:p>nc.ferst@unesp.br</text:p>
          </table:table-cell>
          <table:table-cell office:value-type="string" calcext:value-type="string">
            <text:p>Friday, 12 Aug 2022, 20:5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Educação Física</text:p>
          </table:table-cell>
          <table:table-cell office:value-type="string" calcext:value-type="string">
            <text:p>PPG em Design - Concentração em Ergonomia - Doutorado</text:p>
          </table:table-cell>
          <table:table-cell office:value-type="string" calcext:value-type="string">
            <text:p>Entre 50 e 5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Melhorar a compreensão sobre análise de dados; saber aplicar ferramentas na compreensão de dados.</text:p>
          </table:table-cell>
        </table:table-row>
        <table:table-row table:style-name="ro1">
          <table:table-cell office:value-type="string" calcext:value-type="string">
            <text:p>Lívia Inglesis Barcellos</text:p>
          </table:table-cell>
          <table:table-cell/>
          <table:table-cell office:value-type="string" calcext:value-type="string">
            <text:p>livia.i.barcellos@unesp.br</text:p>
          </table:table-cell>
          <table:table-cell office:value-type="string" calcext:value-type="string">
            <text:p>Monday, 15 Aug 2022, 14:0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omunicação Social - Jornalismo</text:p>
          </table:table-cell>
          <table:table-cell office:value-type="string" calcext:value-type="string">
            <text:p>Mídia e Tecnologia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3.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Aprender mais sobre as linguagens e ambientes para desenvolver a análise de dados da minha tese,com meu orientador.</text:p>
          </table:table-cell>
        </table:table-row>
        <table:table-row table:style-name="ro1">
          <table:table-cell office:value-type="string" calcext:value-type="string">
            <text:p>Washington Luiz Tomaz</text:p>
          </table:table-cell>
          <table:table-cell/>
          <table:table-cell office:value-type="string" calcext:value-type="string">
            <text:p>wltomaz18@gmail.com</text:p>
          </table:table-cell>
          <table:table-cell office:value-type="string" calcext:value-type="string">
            <text:p>Sunday, 14 Aug 2022, 19: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Mestrando do Programa de Pós-Graduação em Ciências da Informação</text:p>
          </table:table-cell>
          <table:table-cell office:value-type="string" calcext:value-type="string">
            <text:p>Entre 30 e 3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Não Conheço</text:p>
          </table:table-cell>
          <table:table-cell office:value-type="string" calcext:value-type="string">
            <text:p>Entender o que é Ciências de Dados e como pode contribuir no campo da Ciência da Informação, respectivamente na Gestão do Conhecimento, colaborando com a minha pesquisa de mestrado.</text:p>
          </table:table-cell>
        </table:table-row>
        <table:table-row table:style-name="ro1">
          <table:table-cell office:value-type="string" calcext:value-type="string">
            <text:p>Roque Maitino Neto</text:p>
          </table:table-cell>
          <table:table-cell/>
          <table:table-cell office:value-type="string" calcext:value-type="string">
            <text:p>roque_maitino@msn.com</text:p>
          </table:table-cell>
          <table:table-cell office:value-type="string" calcext:value-type="string">
            <text:p>Saturday, 20 Aug 2022, 08:2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Computólogo</text:p>
          </table:table-cell>
          <table:table-cell office:value-type="string" calcext:value-type="string">
            <text:p>PROGRAMA DE PÓS-GRADUAÇÃO EM MÍDIA E TECNOLOGIA (DOUTORADO ACADÊMICO)</text:p>
          </table:table-cell>
          <table:table-cell office:value-type="string" calcext:value-type="string">
            <text:p>Entre 45 e 4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3.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Compreender a teoria e experimentar a prática relacionadas à Ciência de Dados.</text:p>
          </table:table-cell>
        </table:table-row>
        <table:table-row table:style-name="ro1">
          <table:table-cell office:value-type="string" calcext:value-type="string">
            <text:p>Richerland Medeiros</text:p>
          </table:table-cell>
          <table:table-cell/>
          <table:table-cell office:value-type="string" calcext:value-type="string">
            <text:p>richerland.medeiros@unesp.br</text:p>
          </table:table-cell>
          <table:table-cell office:value-type="string" calcext:value-type="string">
            <text:p>Sunday, 21 Aug 2022, 21:1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estre</text:p>
          </table:table-cell>
          <table:table-cell office:value-type="string" calcext:value-type="string">
            <text:p>Mídia e Tecnologia</text:p>
          </table:table-cell>
          <table:table-cell office:value-type="string" calcext:value-type="string">
            <text:p>Entre 35 e 3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3.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Python, Scalabrine, Sas, R, Java entre outros</text:p>
          </table:table-cell>
          <table:table-cell office:value-type="string" calcext:value-type="string">
            <text:p>Contribuir para evolução contínua</text:p>
          </table:table-cell>
        </table:table-row>
        <table:table-row table:style-name="ro1">
          <table:table-cell office:value-type="string" calcext:value-type="string">
            <text:p>Henrique Mercez</text:p>
          </table:table-cell>
          <table:table-cell/>
          <table:table-cell office:value-type="string" calcext:value-type="string">
            <text:p>henrique.mercez@unesp.br</text:p>
          </table:table-cell>
          <table:table-cell office:value-type="string" calcext:value-type="string">
            <text:p>Saturday, 13 Aug 2022, 17:2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Ensino Superior - Especialista</text:p>
          </table:table-cell>
          <table:table-cell office:value-type="string" calcext:value-type="string">
            <text:p>Mídia e Tecnologia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.Sim</text:p>
          </table:table-cell>
          <table:table-cell/>
          <table:table-cell office:value-type="string" calcext:value-type="string">
            <text:p>Aprender mais sobre data science e também sobre as ferramentas que, atualmente, são diferenciais para se destacar no mercado de trabalho.</text:p>
          </table:table-cell>
        </table:table-row>
        <table:table-row table:style-name="ro2">
          <table:table-cell table:style-name="ce4" office:value-type="string" calcext:value-type="string">
            <text:p><text:a xlink:href="https://moodle.unesp.br/user/view.php?id=56068&amp;course=2407" xlink:type="simple">Gustavo da Cunha Bastos Frederico</text:a></text:p>
          </table:table-cell>
          <table:table-cell/>
          <table:table-cell office:value-type="string" calcext:value-type="string">
            <text:p>ricardo.missao@unesp.br</text:p>
          </table:table-cell>
          <table:table-cell office:value-type="string" calcext:value-type="string">
            <text:p>Thursday, 11 Aug 2022, 08: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omunicação Social</text:p>
          </table:table-cell>
          <table:table-cell office:value-type="string" calcext:value-type="string">
            <text:p>Mestrado profissional, PPG-MiT da FAAC/UNESP</text:p>
          </table:table-cell>
          <table:table-cell office:value-type="string" calcext:value-type="string">
            <text:p>Entre 40 e 4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Pascal, Clipper, Visual Basic, python</text:p>
          </table:table-cell>
          <table:table-cell table:style-name="ce2" office:value-type="string" calcext:value-type="string">
            <text:p>Aprender mais sobre Ciência de Dados, sobre como ela pode ser um conhecimento transversal aplicável para nossas atividades. </text:p>
            <text:p/>
            <text:p>E outro mais específico, que é compreender um método para ser aplicado em um manual para produção de conteúdo jornalístico no Youtube, baseada no algoritmos da plataforma e que torne o conteúdo mais distribuído em alcance e recomendado.</text:p>
          </table:table-cell>
        </table:table-row>
        <table:table-row table:style-name="ro1">
          <table:table-cell office:value-type="string" calcext:value-type="string">
            <text:p>Shelley Navari Christianini</text:p>
          </table:table-cell>
          <table:table-cell/>
          <table:table-cell office:value-type="string" calcext:value-type="string">
            <text:p>shelley.navari@unesp.br</text:p>
          </table:table-cell>
          <table:table-cell office:value-type="string" calcext:value-type="string">
            <text:p>Saturday, 13 Aug 2022, 01:3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icenciatura/Tecnólogo</text:p>
          </table:table-cell>
          <table:table-cell office:value-type="string" calcext:value-type="string">
            <text:p>Letras/Análise e Desenvolvimento de Sistemas (em andamento)</text:p>
          </table:table-cell>
          <table:table-cell office:value-type="string" calcext:value-type="string">
            <text:p>Entre 40 e 4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Asus (Intel 11ª Geração)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Python (iniciante)</text:p>
          </table:table-cell>
          <table:table-cell office:value-type="string" calcext:value-type="string">
            <text:p>A disciplina Ciência de Dados (Data Science) irá contribuir para o desenvolvimento da minha tese, sobretudo no que diz respeito ao tratamento dos dados e às técnicas essenciais de exploração dos dados. Minha pesquisa está relacionada aos dados educacionais e à construção de modelo preditivo Machine Learning. Nesse sentido, eu espero aplicar corretamente as técnicas para extrair valor dos dados de maneira eficaz e visualizar a comunicação dos dados em minha pesquisa.</text:p>
          </table:table-cell>
        </table:table-row>
        <table:table-row table:style-name="ro3">
          <table:table-cell office:value-type="string" calcext:value-type="string">
            <text:p>Ana Cláudia Pires Ferreira de Lima</text:p>
          </table:table-cell>
          <table:table-cell/>
          <table:table-cell office:value-type="string" calcext:value-type="string">
            <text:p>ana-claudia.lima@unesp.br</text:p>
          </table:table-cell>
          <table:table-cell office:value-type="string" calcext:value-type="string">
            <text:p>Monday, 15 Aug 2022, 11:3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Bacharel em Direito, com mestrado em Direito Constitucional</text:p>
          </table:table-cell>
          <table:table-cell office:value-type="string" calcext:value-type="string">
            <text:p>Doutorado no Programa de Mídia e Tecnologia da Faculdade de Arquitetura, Artes, Comunicação e Desing da Unesp de Bauru.</text:p>
          </table:table-cell>
          <table:table-cell office:value-type="string" calcext:value-type="string">
            <text:p>Entre 45 e 4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Estou no início de um curso de Python, tendo visto alguns comandos.</text:p>
          </table:table-cell>
          <table:table-cell table:style-name="ce2" office:value-type="string" calcext:value-type="string">
            <text:p>Aprender a utilizar a linguagem R para fazer análise de dados, especialmente da Plataforma Judicial de Processos Eletrônicos. Gostaria de pesquisar, por exemplo, a utilização de provas digitais nos processos da Justiça do Trabalho. </text:p>
            <text:p/>
            <text:p>Agradeço pela oportunidade de cursar esta disciplina, que me traz grande expectativa!</text:p>
          </table:table-cell>
        </table:table-row>
        <table:table-row table:style-name="ro1">
          <table:table-cell office:value-type="string" calcext:value-type="string">
            <text:p>Matheus Prandine</text:p>
          </table:table-cell>
          <table:table-cell/>
          <table:table-cell office:value-type="string" calcext:value-type="string">
            <text:p>matheus.hb.prandine@unesp.br</text:p>
          </table:table-cell>
          <table:table-cell office:value-type="string" calcext:value-type="string">
            <text:p>Sunday, 14 Aug 2022, 02:2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Graduação em Relações Públicas</text:p>
          </table:table-cell>
          <table:table-cell office:value-type="string" calcext:value-type="string">
            <text:p>Programa de Pós Graduação em Mídia e Tecnologia (PPGMit - Unesp Bauru)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  <table:table-cell office:value-type="string" calcext:value-type="string">
            <text:p>Obter repertório e insumos para trabalhar com os dados que terei durante a pesquisa de campo da minha pesquisa. Além disso, como trabalharei com aplicativos, mesmo que não o desenvolva, gostaria de ter pelo menos as bases.</text:p>
          </table:table-cell>
        </table:table-row>
        <table:table-row table:style-name="ro1">
          <table:table-cell office:value-type="string" calcext:value-type="string">
            <text:p>Marcelo Santos</text:p>
          </table:table-cell>
          <table:table-cell/>
          <table:table-cell office:value-type="string" calcext:value-type="string">
            <text:p>marcelo.j.santos@unesp.br</text:p>
          </table:table-cell>
          <table:table-cell office:value-type="string" calcext:value-type="string">
            <text:p>Friday, 12 Aug 2022, 17:2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Pos Graduado Area de TI - Analise de Sistemas <text:s/>e Banco de Dados</text:p>
          </table:table-cell>
          <table:table-cell office:value-type="string" calcext:value-type="string">
            <text:p>Univem Especializacao em Banco de Dados</text:p>
          </table:table-cell>
          <table:table-cell office:value-type="string" calcext:value-type="string">
            <text:p>Entre 40 e 4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PL/SQL (ETL). Iniciando em Python e R.</text:p>
          </table:table-cell>
          <table:table-cell office:value-type="string" calcext:value-type="string">
            <text:p>Aprender conceitos de Data Science para trabalhar nesta area técnica ou atuar na área acadêmica com estes conceitos.</text:p>
          </table:table-cell>
        </table:table-row>
        <table:table-row table:style-name="ro1">
          <table:table-cell table:style-name="ce5" office:value-type="string" calcext:value-type="string">
            <text:p><text:span text:style-name="T1"><text:a xlink:href="https://moodle.unesp.br/user/view.php?id=56068&amp;course=2407" xlink:type="simple">Gustavo da Cunha Bastos Frederico</text:a></text:span>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7T11:58:34-03:00</meta:creation-date>
    <dc:date>2022-08-27T12:11:41.791640943</dc:date>
    <meta:editing-duration>PT3M59S</meta:editing-duration>
    <meta:editing-cycles>1</meta:editing-cycles>
    <meta:document-statistic meta:table-count="1" meta:cell-count="243" meta:object-count="0"/>
    <meta:generator>LibreOffice/7.3.2.2$MacOSX_X86_64 LibreOffice_project/49f2b1bff42cfccbd8f788c8dc32c1c309559be0</meta:generator>
    <meta:user-defined meta:name=""/>
  </office:meta>
</office:document-meta>
</file>